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0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2b511a" fo:font-weight="bold" style:font-weight-asian="bold" style:font-weight-complex="bold"/>
    </style:style>
    <style:style style:name="ce3" style:family="table-cell" style:parent-style-name="Default">
      <style:text-properties fo:color="#212121" style:text-outline="false" style:text-line-through-style="none" style:text-line-through-type="none" style:font-name="Ubuntu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Ubuntu" style:font-size-asian="5.59999990463257pt" style:language-asian="zh" style:country-asian="CN" style:font-style-asian="normal" style:font-weight-asian="normal" style:font-name-complex="Ubuntu" style:font-size-complex="5.5999999046325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212121" style:font-name="Ubuntu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ru" fo:country="RU" style:language-asian="zh" style:country-asian="CN" style:language-complex="hi" style:country-complex="IN" style:font-name-asian="Ubuntu" style:font-name-complex="Ubuntu" style:font-size-asian="5.59999990463257pt" style:font-size-complex="5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xp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Вставить из отчета работы сушилки (с 10-й строки данной таблицы)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Время желательно сделать о нуля (отняв от всех значений значение времени первой строки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роверить разделитель дробной части. Если используется запятая, заменить точку на запятую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роверить формат ячеек: время и реле — целое число, температуры — дробные числа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Для наглядности значение столбца реле число 1 заменить на 50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Tупр</text:p>
          </table:table-cell>
          <table:table-cell table:style-name="ce5" office:value-type="string" calcext:value-type="string">
            <text:p>Rel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.56" calcext:value-type="float">
            <text:p>24,5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24.5" calcext:value-type="float">
            <text:p>24,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3" calcext:value-type="float">
            <text:p>3023</text:p>
          </table:table-cell>
          <table:table-cell office:value-type="float" office:value="24.5" calcext:value-type="float">
            <text:p>24,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6" calcext:value-type="float">
            <text:p>3526</text:p>
          </table:table-cell>
          <table:table-cell office:value-type="float" office:value="24.5" calcext:value-type="float">
            <text:p>24,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8" calcext:value-type="float">
            <text:p>4028</text:p>
          </table:table-cell>
          <table:table-cell office:value-type="float" office:value="24.5" calcext:value-type="float">
            <text:p>24,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30" calcext:value-type="float">
            <text:p>4530</text:p>
          </table:table-cell>
          <table:table-cell office:value-type="float" office:value="24.5" calcext:value-type="float">
            <text:p>24,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32" calcext:value-type="float">
            <text:p>5032</text:p>
          </table:table-cell>
          <table:table-cell office:value-type="float" office:value="24.5" calcext:value-type="float">
            <text:p>24,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34" calcext:value-type="float">
            <text:p>5534</text:p>
          </table:table-cell>
          <table:table-cell office:value-type="float" office:value="24.5" calcext:value-type="float">
            <text:p>24,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36" calcext:value-type="float">
            <text:p>6036</text:p>
          </table:table-cell>
          <table:table-cell office:value-type="float" office:value="24.5" calcext:value-type="float">
            <text:p>24,5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538" calcext:value-type="float">
            <text:p>6538</text:p>
          </table:table-cell>
          <table:table-cell office:value-type="float" office:value="24.5" calcext:value-type="float">
            <text:p>24,5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040" calcext:value-type="float">
            <text:p>7040</text:p>
          </table:table-cell>
          <table:table-cell office:value-type="float" office:value="24.5" calcext:value-type="float">
            <text:p>24,5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542" calcext:value-type="float">
            <text:p>7542</text:p>
          </table:table-cell>
          <table:table-cell office:value-type="float" office:value="24.5" calcext:value-type="float">
            <text:p>24,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044" calcext:value-type="float">
            <text:p>8044</text:p>
          </table:table-cell>
          <table:table-cell office:value-type="float" office:value="24.5" calcext:value-type="float">
            <text:p>24,5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546" calcext:value-type="float">
            <text:p>8546</text:p>
          </table:table-cell>
          <table:table-cell office:value-type="float" office:value="24.5" calcext:value-type="float">
            <text:p>24,5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048" calcext:value-type="float">
            <text:p>9048</text:p>
          </table:table-cell>
          <table:table-cell office:value-type="float" office:value="24.5" calcext:value-type="float">
            <text:p>24,5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550" calcext:value-type="float">
            <text:p>9550</text:p>
          </table:table-cell>
          <table:table-cell office:value-type="float" office:value="24.5" calcext:value-type="float">
            <text:p>24,5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052" calcext:value-type="float">
            <text:p>10052</text:p>
          </table:table-cell>
          <table:table-cell office:value-type="float" office:value="24.5" calcext:value-type="float">
            <text:p>24,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554" calcext:value-type="float">
            <text:p>10554</text:p>
          </table:table-cell>
          <table:table-cell office:value-type="float" office:value="24.5" calcext:value-type="float">
            <text:p>24,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056" calcext:value-type="float">
            <text:p>11056</text:p>
          </table:table-cell>
          <table:table-cell office:value-type="float" office:value="24.5" calcext:value-type="float">
            <text:p>24,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558" calcext:value-type="float">
            <text:p>11558</text:p>
          </table:table-cell>
          <table:table-cell office:value-type="float" office:value="24.5" calcext:value-type="float">
            <text:p>24,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060" calcext:value-type="float">
            <text:p>12060</text:p>
          </table:table-cell>
          <table:table-cell office:value-type="float" office:value="24.5" calcext:value-type="float">
            <text:p>24,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562" calcext:value-type="float">
            <text:p>12562</text:p>
          </table:table-cell>
          <table:table-cell office:value-type="float" office:value="24.5" calcext:value-type="float">
            <text:p>24,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3064" calcext:value-type="float">
            <text:p>13064</text:p>
          </table:table-cell>
          <table:table-cell office:value-type="float" office:value="24.5" calcext:value-type="float">
            <text:p>24,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3566" calcext:value-type="float">
            <text:p>13566</text:p>
          </table:table-cell>
          <table:table-cell office:value-type="float" office:value="24.5" calcext:value-type="float">
            <text:p>24,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068" calcext:value-type="float">
            <text:p>14068</text:p>
          </table:table-cell>
          <table:table-cell office:value-type="float" office:value="24.5" calcext:value-type="float">
            <text:p>24,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570" calcext:value-type="float">
            <text:p>14570</text:p>
          </table:table-cell>
          <table:table-cell office:value-type="float" office:value="24.5" calcext:value-type="float">
            <text:p>24,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6081" calcext:value-type="float">
            <text:p>16081</text:p>
          </table:table-cell>
          <table:table-cell office:value-type="float" office:value="24.25" calcext:value-type="float">
            <text:p>24,2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7592" calcext:value-type="float">
            <text:p>17592</text:p>
          </table:table-cell>
          <table:table-cell office:value-type="float" office:value="24.5" calcext:value-type="float">
            <text:p>24,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9104" calcext:value-type="float">
            <text:p>19104</text:p>
          </table:table-cell>
          <table:table-cell office:value-type="float" office:value="25.31" calcext:value-type="float">
            <text:p>25,31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616" calcext:value-type="float">
            <text:p>20616</text:p>
          </table:table-cell>
          <table:table-cell office:value-type="float" office:value="26.62" calcext:value-type="float">
            <text:p>26,62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2128" calcext:value-type="float">
            <text:p>22128</text:p>
          </table:table-cell>
          <table:table-cell office:value-type="float" office:value="28.25" calcext:value-type="float">
            <text:p>28,2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3640" calcext:value-type="float">
            <text:p>23640</text:p>
          </table:table-cell>
          <table:table-cell office:value-type="float" office:value="29.94" calcext:value-type="float">
            <text:p>29,94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5151" calcext:value-type="float">
            <text:p>25151</text:p>
          </table:table-cell>
          <table:table-cell office:value-type="float" office:value="31.75" calcext:value-type="float">
            <text:p>31,7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6663" calcext:value-type="float">
            <text:p>26663</text:p>
          </table:table-cell>
          <table:table-cell office:value-type="float" office:value="33.56" calcext:value-type="float">
            <text:p>33,56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8174" calcext:value-type="float">
            <text:p>28174</text:p>
          </table:table-cell>
          <table:table-cell office:value-type="float" office:value="35.31" calcext:value-type="float">
            <text:p>35,31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9686" calcext:value-type="float">
            <text:p>29686</text:p>
          </table:table-cell>
          <table:table-cell office:value-type="float" office:value="37.13" calcext:value-type="float">
            <text:p>37,13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1198" calcext:value-type="float">
            <text:p>31198</text:p>
          </table:table-cell>
          <table:table-cell office:value-type="float" office:value="38.81" calcext:value-type="float">
            <text:p>38,81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2710" calcext:value-type="float">
            <text:p>32710</text:p>
          </table:table-cell>
          <table:table-cell office:value-type="float" office:value="40.44" calcext:value-type="float">
            <text:p>40,44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4222" calcext:value-type="float">
            <text:p>34222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33" calcext:value-type="float">
            <text:p>35733</text:p>
          </table:table-cell>
          <table:table-cell office:value-type="float" office:value="43.5" calcext:value-type="float">
            <text:p>43,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45" calcext:value-type="float">
            <text:p>37245</text:p>
          </table:table-cell>
          <table:table-cell office:value-type="float" office:value="44.75" calcext:value-type="float">
            <text:p>44,7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56" calcext:value-type="float">
            <text:p>38756</text:p>
          </table:table-cell>
          <table:table-cell office:value-type="float" office:value="45.38" calcext:value-type="float">
            <text:p>45,3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68" calcext:value-type="float">
            <text:p>40268</text:p>
          </table:table-cell>
          <table:table-cell office:value-type="float" office:value="45.5" calcext:value-type="float">
            <text:p>45,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80" calcext:value-type="float">
            <text:p>41780</text:p>
          </table:table-cell>
          <table:table-cell office:value-type="float" office:value="45.19" calcext:value-type="float">
            <text:p>45,19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92" calcext:value-type="float">
            <text:p>43292</text:p>
          </table:table-cell>
          <table:table-cell office:value-type="float" office:value="44.69" calcext:value-type="float">
            <text:p>44,69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804" calcext:value-type="float">
            <text:p>44804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315" calcext:value-type="float">
            <text:p>46315</text:p>
          </table:table-cell>
          <table:table-cell office:value-type="float" office:value="43.31" calcext:value-type="float">
            <text:p>43,3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827" calcext:value-type="float">
            <text:p>47827</text:p>
          </table:table-cell>
          <table:table-cell office:value-type="float" office:value="42.44" calcext:value-type="float">
            <text:p>42,4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338" calcext:value-type="float">
            <text:p>49338</text:p>
          </table:table-cell>
          <table:table-cell office:value-type="float" office:value="41.63" calcext:value-type="float">
            <text:p>41,6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850" calcext:value-type="float">
            <text:p>50850</text:p>
          </table:table-cell>
          <table:table-cell office:value-type="float" office:value="40.81" calcext:value-type="float">
            <text:p>40,8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362" calcext:value-type="float">
            <text:p>52362</text:p>
          </table:table-cell>
          <table:table-cell office:value-type="float" office:value="39.94" calcext:value-type="float">
            <text:p>39,9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874" calcext:value-type="float">
            <text:p>53874</text:p>
          </table:table-cell>
          <table:table-cell office:value-type="float" office:value="39.19" calcext:value-type="float">
            <text:p>39,19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386" calcext:value-type="float">
            <text:p>55386</text:p>
          </table:table-cell>
          <table:table-cell office:value-type="float" office:value="38.44" calcext:value-type="float">
            <text:p>38,4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897" calcext:value-type="float">
            <text:p>56897</text:p>
          </table:table-cell>
          <table:table-cell office:value-type="float" office:value="37.69" calcext:value-type="float">
            <text:p>37,69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8410" calcext:value-type="float">
            <text:p>58410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9921" calcext:value-type="float">
            <text:p>59921</text:p>
          </table:table-cell>
          <table:table-cell office:value-type="float" office:value="36.56" calcext:value-type="float">
            <text:p>36,56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1433" calcext:value-type="float">
            <text:p>61433</text:p>
          </table:table-cell>
          <table:table-cell office:value-type="float" office:value="36.81" calcext:value-type="float">
            <text:p>36,81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2944" calcext:value-type="float">
            <text:p>62944</text:p>
          </table:table-cell>
          <table:table-cell office:value-type="float" office:value="37.56" calcext:value-type="float">
            <text:p>37,56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4456" calcext:value-type="float">
            <text:p>64456</text:p>
          </table:table-cell>
          <table:table-cell office:value-type="float" office:value="38.56" calcext:value-type="float">
            <text:p>38,56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5968" calcext:value-type="float">
            <text:p>65968</text:p>
          </table:table-cell>
          <table:table-cell office:value-type="float" office:value="39.81" calcext:value-type="float">
            <text:p>39,81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7479" calcext:value-type="float">
            <text:p>67479</text:p>
          </table:table-cell>
          <table:table-cell office:value-type="float" office:value="41.13" calcext:value-type="float">
            <text:p>41,13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8992" calcext:value-type="float">
            <text:p>68992</text:p>
          </table:table-cell>
          <table:table-cell office:value-type="float" office:value="42.44" calcext:value-type="float">
            <text:p>42,4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03" calcext:value-type="float">
            <text:p>70503</text:p>
          </table:table-cell>
          <table:table-cell office:value-type="float" office:value="43.81" calcext:value-type="float">
            <text:p>43,8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015" calcext:value-type="float">
            <text:p>7201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527" calcext:value-type="float">
            <text:p>73527</text:p>
          </table:table-cell>
          <table:table-cell office:value-type="float" office:value="45.56" calcext:value-type="float">
            <text:p>45,5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038" calcext:value-type="float">
            <text:p>75038</text:p>
          </table:table-cell>
          <table:table-cell office:value-type="float" office:value="45.69" calcext:value-type="float">
            <text:p>45,69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550" calcext:value-type="float">
            <text:p>76550</text:p>
          </table:table-cell>
          <table:table-cell office:value-type="float" office:value="45.38" calcext:value-type="float">
            <text:p>45,3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61" calcext:value-type="float">
            <text:p>78061</text:p>
          </table:table-cell>
          <table:table-cell office:value-type="float" office:value="44.88" calcext:value-type="float">
            <text:p>44,8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574" calcext:value-type="float">
            <text:p>79574</text:p>
          </table:table-cell>
          <table:table-cell office:value-type="float" office:value="44.19" calcext:value-type="float">
            <text:p>44,19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085" calcext:value-type="float">
            <text:p>81085</text:p>
          </table:table-cell>
          <table:table-cell office:value-type="float" office:value="43.44" calcext:value-type="float">
            <text:p>43,4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597" calcext:value-type="float">
            <text:p>82597</text:p>
          </table:table-cell>
          <table:table-cell office:value-type="float" office:value="42.63" calcext:value-type="float">
            <text:p>42,6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108" calcext:value-type="float">
            <text:p>84108</text:p>
          </table:table-cell>
          <table:table-cell office:value-type="float" office:value="41.88" calcext:value-type="float">
            <text:p>41,8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620" calcext:value-type="float">
            <text:p>85620</text:p>
          </table:table-cell>
          <table:table-cell office:value-type="float" office:value="41.06" calcext:value-type="float">
            <text:p>41,0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132" calcext:value-type="float">
            <text:p>87132</text:p>
          </table:table-cell>
          <table:table-cell office:value-type="float" office:value="40.25" calcext:value-type="float">
            <text:p>40,2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644" calcext:value-type="float">
            <text:p>88644</text:p>
          </table:table-cell>
          <table:table-cell office:value-type="float" office:value="39.5" calcext:value-type="float">
            <text:p>39,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156" calcext:value-type="float">
            <text:p>90156</text:p>
          </table:table-cell>
          <table:table-cell office:value-type="float" office:value="38.75" calcext:value-type="float">
            <text:p>38,7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667" calcext:value-type="float">
            <text:p>91667</text:p>
          </table:table-cell>
          <table:table-cell office:value-type="float" office:value="38.06" calcext:value-type="float">
            <text:p>38,0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179" calcext:value-type="float">
            <text:p>93179</text:p>
          </table:table-cell>
          <table:table-cell office:value-type="float" office:value="37.38" calcext:value-type="float">
            <text:p>37,38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4690" calcext:value-type="float">
            <text:p>94690</text:p>
          </table:table-cell>
          <table:table-cell office:value-type="float" office:value="36.81" calcext:value-type="float">
            <text:p>36,81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6202" calcext:value-type="float">
            <text:p>96202</text:p>
          </table:table-cell>
          <table:table-cell office:value-type="float" office:value="36.44" calcext:value-type="float">
            <text:p>36,44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7714" calcext:value-type="float">
            <text:p>97714</text:p>
          </table:table-cell>
          <table:table-cell office:value-type="float" office:value="36.75" calcext:value-type="float">
            <text:p>36,7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9226" calcext:value-type="float">
            <text:p>99226</text:p>
          </table:table-cell>
          <table:table-cell office:value-type="float" office:value="37.5" calcext:value-type="float">
            <text:p>37,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0738" calcext:value-type="float">
            <text:p>100738</text:p>
          </table:table-cell>
          <table:table-cell office:value-type="float" office:value="38.63" calcext:value-type="float">
            <text:p>38,63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2249" calcext:value-type="float">
            <text:p>102249</text:p>
          </table:table-cell>
          <table:table-cell office:value-type="float" office:value="39.88" calcext:value-type="float">
            <text:p>39,88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3761" calcext:value-type="float">
            <text:p>103761</text:p>
          </table:table-cell>
          <table:table-cell office:value-type="float" office:value="41.25" calcext:value-type="float">
            <text:p>41,2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5272" calcext:value-type="float">
            <text:p>105272</text:p>
          </table:table-cell>
          <table:table-cell office:value-type="float" office:value="42.63" calcext:value-type="float">
            <text:p>42,6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784" calcext:value-type="float">
            <text:p>106784</text:p>
          </table:table-cell>
          <table:table-cell office:value-type="float" office:value="44.06" calcext:value-type="float">
            <text:p>44,0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296" calcext:value-type="float">
            <text:p>108296</text:p>
          </table:table-cell>
          <table:table-cell office:value-type="float" office:value="45.25" calcext:value-type="float">
            <text:p>45,2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808" calcext:value-type="float">
            <text:p>109808</text:p>
          </table:table-cell>
          <table:table-cell office:value-type="float" office:value="45.88" calcext:value-type="float">
            <text:p>45,8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320" calcext:value-type="float">
            <text:p>111320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831" calcext:value-type="float">
            <text:p>112831</text:p>
          </table:table-cell>
          <table:table-cell office:value-type="float" office:value="45.75" calcext:value-type="float">
            <text:p>45,7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343" calcext:value-type="float">
            <text:p>114343</text:p>
          </table:table-cell>
          <table:table-cell office:value-type="float" office:value="45.25" calcext:value-type="float">
            <text:p>45,2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854" calcext:value-type="float">
            <text:p>115854</text:p>
          </table:table-cell>
          <table:table-cell office:value-type="float" office:value="44.63" calcext:value-type="float">
            <text:p>44,6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366" calcext:value-type="float">
            <text:p>117366</text:p>
          </table:table-cell>
          <table:table-cell office:value-type="float" office:value="43.88" calcext:value-type="float">
            <text:p>43,8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878" calcext:value-type="float">
            <text:p>118878</text:p>
          </table:table-cell>
          <table:table-cell office:value-type="float" office:value="43.13" calcext:value-type="float">
            <text:p>43,1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391" calcext:value-type="float">
            <text:p>120391</text:p>
          </table:table-cell>
          <table:table-cell office:value-type="float" office:value="42.31" calcext:value-type="float">
            <text:p>42,3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902" calcext:value-type="float">
            <text:p>121902</text:p>
          </table:table-cell>
          <table:table-cell office:value-type="float" office:value="41.5" calcext:value-type="float">
            <text:p>41,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Graphics" table:style-name="ta1">
        <table:shapes>
          <draw:frame draw:z-index="0" draw:style-name="gr1" draw:text-style-name="P1" svg:width="179.23mm" svg:height="100.81mm" svg:x="0.56mm" svg:y="1.6mm">
            <draw:object draw:notify-on-update-of-ranges="Exp.A10:Exp.A10 Exp.B9:Exp.B9 Exp.B10:Exp.B106 Exp.C9:Exp.C9 Exp.C10:Exp.C106 Exp.D9:Exp.D9 Exp.D10:Exp.D10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Calc" table:style-name="ta1">
        <table:table-column table:style-name="co1" table:number-columns-repeated="9" table:default-cell-style-name="Default"/>
        <table:table-row table:style-name="ro1">
          <table:table-cell table:style-name="ce5" office:value-type="string" calcext:value-type="string">
            <text:p>Параметры конфигурации (константы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ysteresis=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ПОДБОР. Точность регулирования, защита от шума измерения Т и одновременно «сберегание контакта реле». Меньше значение — выше точность, больше износ железа. Больше значение — меньше точность, меньше износ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=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ПОДБОР. Определяется инерциальностью системы.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t=</text:p>
          </table:table-cell>
          <table:table-cell table:style-name="ce2" office:value-type="float" office:value="1000" calcext:value-type="float">
            <text:p>1000</text:p>
          </table:table-cell>
          <table:table-cell office:value-type="string" calcext:value-type="string">
            <text:p>Определяется инерционностью системы. Время на нагрев плюс время на измерение температуры (нагрев корпуса датчика температуры).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Управление=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(0-охлаждение, 1-нагрев)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Строка</text:p>
          </table:table-cell>
          <table:table-cell table:style-name="ce2" office:value-type="float" office:value="47" calcext:value-type="float">
            <text:p>47</text:p>
          </table:table-cell>
          <table:table-cell office:value-type="string" calcext:value-type="string">
            <text:p>В Exp строка, для которой производится расчет (из этой строки берутся температуры)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5" office:value-type="string" calcext:value-type="string">
            <text:p>Данные, которые берутся из эксперементальных данных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tpoint=</text:p>
          </table:table-cell>
          <table:table-cell table:formula="of:=INDIRECT(CONCATENATE(&quot;$Exp.C&quot;;INDIRECT(&quot;B7&quot;;1));1)" office:value-type="float" office:value="40" calcext:value-type="float">
            <text:p>40</text:p>
          </table:table-cell>
          <table:table-cell office:value-type="string" calcext:value-type="string">
            <text:p>Значение температуры, к которой система управления стремиться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T=</text:p>
          </table:table-cell>
          <table:table-cell table:formula="of:=[.B4]/1000" office:value-type="float" office:value="1" calcext:value-type="float">
            <text:p>1</text:p>
          </table:table-cell>
          <table:table-cell office:value-type="string" calcext:value-type="string">
            <text:p>внутреннее значение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put=</text:p>
          </table:table-cell>
          <table:table-cell table:formula="of:=INDIRECT(CONCATENATE(&quot;$Exp.B&quot;;INDIRECT(&quot;B7&quot;;1));1)" office:value-type="float" office:value="40.44" calcext:value-type="float">
            <text:p>40,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evInput=</text:p>
          </table:table-cell>
          <table:table-cell table:formula="of:=INDIRECT(CONCATENATE(&quot;$Exp.B&quot;;INDIRECT(&quot;B7&quot;;1)-1);1)" office:value-type="float" office:value="38.81" calcext:value-type="float">
            <text:p>38,81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Рассчет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te=</text:p>
          </table:table-cell>
          <table:table-cell office:value-type="string" calcext:value-type="string">
            <text:p>(Input — prevInput)/DT=</text:p>
          </table:table-cell>
          <table:table-cell/>
          <table:table-cell table:formula="of:=([.B13]-[.B14])/[.B12]" office:value-type="float" office:value="1.63" calcext:value-type="float">
            <text:p>1,63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signal = </text:p>
          </table:table-cell>
          <table:table-cell table:style-name="ce3" office:value-type="string" calcext:value-type="string">
            <text:p><text:span text:style-name="T1">input + rate * k=</text:span></text:p>
          </table:table-cell>
          <table:table-cell/>
          <table:table-cell table:formula="of:=[.B13]+[.D17]*[.B3]" office:value-type="float" office:value="42.07" calcext:value-type="float">
            <text:p>42,07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F=</text:p>
          </table:table-cell>
          <table:table-cell office:value-type="string" calcext:value-type="string">
            <text:p>(signum(signal - setpoint - hysteresis / 2)</text:p>
          </table:table-cell>
          <table:table-cell table:number-columns-repeated="2"/>
          <table:table-cell office:value-type="string" calcext:value-type="string">
            <text:p>+signum(signal - setpoint + hysteresis / 2)) / 2</text:p>
          </table:table-cell>
          <table:table-cell table:number-columns-repeated="3"/>
          <table:table-cell office:value-type="string" calcext:value-type="string">
            <text:p><text:s/>=</text:p>
          </table:table-cell>
        </table:table-row>
        <table:table-row table:style-name="ro1">
          <table:table-cell/>
          <table:table-cell office:value-type="string" calcext:value-type="string">
            <text:p><text:s/>=</text:p>
          </table:table-cell>
          <table:table-cell office:value-type="string" calcext:value-type="string">
            <text:p>( signum(</text:p>
          </table:table-cell>
          <table:table-cell table:formula="of:=[.D18]-[.B11]-[.B2]/2" office:value-type="float" office:value="1.56999999999999" calcext:value-type="float">
            <text:p>1,56999999999999</text:p>
          </table:table-cell>
          <table:table-cell office:value-type="string" calcext:value-type="string">
            <text:p>)+signum(</text:p>
          </table:table-cell>
          <table:table-cell table:formula="of:=[.D18]-[.B11]+[.B2]/2" office:value-type="float" office:value="2.56999999999999" calcext:value-type="float">
            <text:p>2,56999999999999</text:p>
          </table:table-cell>
          <table:table-cell office:value-type="string" calcext:value-type="string">
            <text:p>) ) /2=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= (</text:p>
          </table:table-cell>
          <table:table-cell table:formula="of:=IF([.D22]&gt;0;1;IF([.D22]&lt;0;-1;0))" office:value-type="float" office:value="1" calcext:value-type="float">
            <text:p>1</text:p>
          </table:table-cell>
          <table:table-cell office:value-type="string" calcext:value-type="string">
            <text:p><text:s/>+</text:p>
          </table:table-cell>
          <table:table-cell table:formula="of:=IF([.F22]&gt;0;1;IF([.F22]&lt;0;-1;0))" office:value-type="float" office:value="1" calcext:value-type="float">
            <text:p>1</text:p>
          </table:table-cell>
          <table:table-cell office:value-type="string" calcext:value-type="string">
            <text:p><text:s/>) / 2 =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/>=</text:p>
          </table:table-cell>
          <table:table-cell table:formula="of:=([.C23]+[.E23])/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OUTPUT=</text:p>
          </table:table-cell>
          <table:table-cell table:formula="of:=IF([.C24]=1;(1-[.B5]);IF([.C24]=-1;[.B5];&quot;без изменений&quot;))" office:value-type="float" office:value="0" calcext:value-type="float">
            <text:p>0</text:p>
          </table:table-cell>
          <table:table-cell office:value-type="string" calcext:value-type="string">
            <text:p>Результат: </text:p>
          </table:table-cell>
          <table:table-cell office:value-type="string" calcext:value-type="string">
            <text:p>0 — выкл нагреватель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1 - <text:s/>вкл. Нагреватель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без изменений — предыдущее состояние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31">00.00.0000</text:date>, <text:time style:data-style-name="N2" text:time-value="12:26:46.173816281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8-31T13:54:29.481631027</dc:date>
    <meta:editing-duration>PT12M36S</meta:editing-duration>
    <meta:editing-cycles>4</meta:editing-cycles>
    <meta:generator>LibreOffice/6.0.7.3$Linux_X86_64 LibreOffice_project/00m0$Build-3</meta:generator>
    <meta:document-statistic meta:table-count="3" meta:cell-count="454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924cm" svg:height="10.082cm" xlink:href=".." xlink:type="simple" chart:class="chart:line" chart:style-name="ch1">
        <chart:legend chart:legend-position="end" svg:x="15.813cm" svg:y="4.244cm" style:legend-expansion="high" chart:style-name="ch2"/>
        <chart:plot-area chart:style-name="ch3" table:cell-range-address="Exp.A9:Exp.A10 Exp.B9:Exp.D106" chart:data-source-has-labels="both" svg:x="0.358cm" svg:y="0.201cm" svg:width="15.097cm" svg:height="9.68cm">
          <chartooo:coordinate-region svg:x="0.979cm" svg:y="0.4cm" svg:width="14.476cm" svg:height="8.834cm"/>
          <chart:axis chart:dimension="x" chart:name="primary-x" chart:style-name="ch4" chartooo:axis-type="auto">
            <chartooo:date-scale/>
            <chart:categories table:cell-range-address="Exp.A10:Exp.A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Exp.B10:Exp.B106" chart:label-cell-address="Exp.B9:Exp.B9" chart:class="chart:line">
            <chart:data-point chart:repeated="97"/>
          </chart:series>
          <chart:series chart:style-name="ch7" chart:values-cell-range-address="Exp.C10:Exp.C106" chart:label-cell-address="Exp.C9:Exp.C9" chart:class="chart:line">
            <chart:data-point chart:repeated="97"/>
          </chart:series>
          <chart:series chart:style-name="ch8" chart:values-cell-range-address="Exp.D10:Exp.D106" chart:label-cell-address="Exp.D9:Exp.D9" chart:class="chart:line">
            <chart:data-point chart:repeated="9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</text:p>
                <draw:g>
                  <svg:desc>Exp.B9:Exp.B9</svg:desc>
                </draw:g>
              </table:table-cell>
              <table:table-cell office:value-type="string">
                <text:p>Tупр</text:p>
                <draw:g>
                  <svg:desc>Exp.C9:Exp.C9</svg:desc>
                </draw:g>
              </table:table-cell>
              <table:table-cell office:value-type="string">
                <text:p>Rele</text:p>
                <draw:g>
                  <svg:desc>Exp.D9:Exp.D9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Exp.A10:Exp.A10</svg:desc>
                </draw:g>
              </table:table-cell>
              <table:table-cell office:value-type="float" office:value="24.56">
                <text:p>24.56</text:p>
                <draw:g>
                  <svg:desc>Exp.B10:Exp.B106</svg:desc>
                </draw:g>
              </table:table-cell>
              <table:table-cell office:value-type="float" office:value="20">
                <text:p>20</text:p>
                <draw:g>
                  <svg:desc>Exp.C10:Exp.C106</svg:desc>
                </draw:g>
              </table:table-cell>
              <table:table-cell office:value-type="float" office:value="0">
                <text:p>0</text:p>
                <draw:g>
                  <svg:desc>Exp.D10:Exp.D106</svg:desc>
                </draw:g>
              </table:table-cell>
            </table:table-row>
            <table:table-row>
              <table:table-cell office:value-type="string"/>
              <table:table-cell office:value-type="float" office:value="24.5">
                <text:p>24.5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24.5">
                <text:p>24.5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24.5">
                <text:p>24.5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24.5">
                <text:p>24.5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24.5">
                <text:p>24.5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24.5">
                <text:p>24.5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24.5">
                <text:p>24.5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24.5">
                <text:p>24.5</text:p>
              </table:table-cell>
              <table:table-cell office:value-type="float" office:value="28">
                <text:p>2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/>
              <table:table-cell office:value-type="float" office:value="24.5">
                <text:p>24.5</text:p>
              </table:table-cell>
              <table:table-cell office:value-type="float" office:value="30">
                <text:p>3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/>
              <table:table-cell office:value-type="float" office:value="24.5">
                <text:p>24.5</text:p>
              </table:table-cell>
              <table:table-cell office:value-type="float" office:value="33">
                <text:p>3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/>
              <table:table-cell office:value-type="float" office:value="24.5">
                <text:p>24.5</text:p>
              </table:table-cell>
              <table:table-cell office:value-type="float" office:value="35">
                <text:p>3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/>
              <table:table-cell office:value-type="float" office:value="24.5">
                <text:p>24.5</text:p>
              </table:table-cell>
              <table:table-cell office:value-type="float" office:value="36">
                <text:p>3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/>
              <table:table-cell office:value-type="float" office:value="24.5">
                <text:p>24.5</text:p>
              </table:table-cell>
              <table:table-cell office:value-type="float" office:value="38">
                <text:p>3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/>
              <table:table-cell office:value-type="float" office:value="24.5">
                <text:p>24.5</text:p>
              </table:table-cell>
              <table:table-cell office:value-type="float" office:value="39">
                <text:p>3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/>
              <table:table-cell office:value-type="float" office:value="24.5">
                <text:p>24.5</text:p>
              </table:table-cell>
              <table:table-cell office:value-type="float" office:value="39">
                <text:p>3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/>
              <table:table-cell office:value-type="float" office:value="24.5">
                <text:p>24.5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/>
              <table:table-cell office:value-type="float" office:value="24.5">
                <text:p>24.5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/>
              <table:table-cell office:value-type="float" office:value="24.5">
                <text:p>24.5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/>
              <table:table-cell office:value-type="float" office:value="24.5">
                <text:p>24.5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/>
              <table:table-cell office:value-type="float" office:value="24.5">
                <text:p>24.5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/>
              <table:table-cell office:value-type="float" office:value="24.5">
                <text:p>24.5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/>
              <table:table-cell office:value-type="float" office:value="24.5">
                <text:p>24.5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/>
              <table:table-cell office:value-type="float" office:value="24.5">
                <text:p>24.5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/>
              <table:table-cell office:value-type="float" office:value="24.5">
                <text:p>24.5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/>
              <table:table-cell office:value-type="float" office:value="24.5">
                <text:p>24.5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/>
              <table:table-cell office:value-type="float" office:value="24.25">
                <text:p>24.25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/>
              <table:table-cell office:value-type="float" office:value="24.5">
                <text:p>24.5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/>
              <table:table-cell office:value-type="float" office:value="25.31">
                <text:p>25.31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/>
              <table:table-cell office:value-type="float" office:value="26.62">
                <text:p>26.62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/>
              <table:table-cell office:value-type="float" office:value="28.25">
                <text:p>28.25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/>
              <table:table-cell office:value-type="float" office:value="29.94">
                <text:p>29.94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/>
              <table:table-cell office:value-type="float" office:value="31.75">
                <text:p>31.75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/>
              <table:table-cell office:value-type="float" office:value="33.56">
                <text:p>33.56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/>
              <table:table-cell office:value-type="float" office:value="35.31">
                <text:p>35.31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/>
              <table:table-cell office:value-type="float" office:value="37.13">
                <text:p>37.13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/>
              <table:table-cell office:value-type="float" office:value="38.81">
                <text:p>38.81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/>
              <table:table-cell office:value-type="float" office:value="40.44">
                <text:p>40.44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/>
              <table:table-cell office:value-type="float" office:value="42">
                <text:p>42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3.5">
                <text:p>43.5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4.75">
                <text:p>44.75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.38">
                <text:p>45.38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.5">
                <text:p>45.5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.19">
                <text:p>45.19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4.69">
                <text:p>44.69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4">
                <text:p>44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3.31">
                <text:p>43.31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2.44">
                <text:p>42.44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1.63">
                <text:p>41.63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0.81">
                <text:p>40.81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39.94">
                <text:p>39.94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39.19">
                <text:p>39.19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38.44">
                <text:p>38.44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37.69">
                <text:p>37.69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/>
              <table:table-cell office:value-type="float" office:value="37">
                <text:p>37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/>
              <table:table-cell office:value-type="float" office:value="36.56">
                <text:p>36.56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/>
              <table:table-cell office:value-type="float" office:value="36.81">
                <text:p>36.81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/>
              <table:table-cell office:value-type="float" office:value="37.56">
                <text:p>37.56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/>
              <table:table-cell office:value-type="float" office:value="38.56">
                <text:p>38.56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/>
              <table:table-cell office:value-type="float" office:value="39.81">
                <text:p>39.81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/>
              <table:table-cell office:value-type="float" office:value="41.13">
                <text:p>41.13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/>
              <table:table-cell office:value-type="float" office:value="42.44">
                <text:p>42.44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3.81">
                <text:p>43.81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.56">
                <text:p>45.56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.69">
                <text:p>45.69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.38">
                <text:p>45.38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4.88">
                <text:p>44.88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4.19">
                <text:p>44.19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3.44">
                <text:p>43.44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2.63">
                <text:p>42.63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1.88">
                <text:p>41.88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1.06">
                <text:p>41.06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0.25">
                <text:p>40.25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39.5">
                <text:p>39.5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38.75">
                <text:p>38.75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38.06">
                <text:p>38.06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37.38">
                <text:p>37.38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/>
              <table:table-cell office:value-type="float" office:value="36.81">
                <text:p>36.81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/>
              <table:table-cell office:value-type="float" office:value="36.44">
                <text:p>36.44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/>
              <table:table-cell office:value-type="float" office:value="36.75">
                <text:p>36.75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/>
              <table:table-cell office:value-type="float" office:value="37.5">
                <text:p>37.5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/>
              <table:table-cell office:value-type="float" office:value="38.63">
                <text:p>38.63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/>
              <table:table-cell office:value-type="float" office:value="39.88">
                <text:p>39.88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/>
              <table:table-cell office:value-type="float" office:value="41.25">
                <text:p>41.25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/>
              <table:table-cell office:value-type="float" office:value="42.63">
                <text:p>42.63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4.06">
                <text:p>44.06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.25">
                <text:p>45.25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.88">
                <text:p>45.88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6">
                <text:p>46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.75">
                <text:p>45.75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.25">
                <text:p>45.25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4.63">
                <text:p>44.63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3.88">
                <text:p>43.88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3.13">
                <text:p>43.13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2.31">
                <text:p>42.31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1.5">
                <text:p>41.5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